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BodyMethodArgumentResolv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BodyMethodArgumentResolverTests.string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Body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BodyMethodArgumentResolverTests.handle( @ RequestBody String string , @ RequestBody Mono &lt; String &gt; mono , @ RequestBody Flux &lt; String &gt; flux , @ RequestBody Single &lt; String &gt; single , @ RequestBody Maybe &lt; String &gt; maybe , @ RequestBody Observable &lt; String &gt; observable , @ RequestBody CompletableFuture &lt; String &gt; future , @ RequestBody ( required = false ) String stringNotRequired , @ RequestBody ( required = false ) Mono &lt; String &gt; monoNotRequired , @ RequestBody ( required = false ) Flux &lt; String &gt; fluxNotRequired , @ RequestBody ( required = false ) Single &lt; String &gt; singleNotRequired , @ RequestBody ( required = false ) Maybe &lt; String &gt; maybeNotRequired , @ RequestBody ( required = false ) Observable &lt; String &gt; observableNotRequired , @ RequestBody ( required = false ) CompletableFuture &lt; String &gt; futureNotRequired , @ RequestBody ( required = false ) Map &lt; ? , ? &gt; mapNotRequired , String notAnnot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questBodyMethodArgumentResolverTests.invali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BodyMethodArgumentResolverTests.emptyBodyWith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BodyMethodArgumentResolverTests.emptyBodyWithou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BodyMethodArgumentResolverTests.emptyBodyWith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BodyMethodArgumentResolverTests.emptyBodyWith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BodyMethodArgumentResolverTests.emptyBodyWith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BodyMethodArgumentResolverTests.emptyBodyWithString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BodyMethodArgumentResolverTests.emptyBodyWith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BodyMethodArgumentResolverTests.resolveValue( MethodParameter param ,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BodyMethodArgumentResolverTests.resolveValueWithEmptyBody( MethodParamete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BodyMethodArgumentResolverTests.emptyBodyWithMay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BodyMethodArgumentResolverTests.emptyBody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